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row table:style-name="ro1">
          <table:table-cell table:style-name="ce1" office:value-type="string" calcext:value-type="string">
            <text:p>get_media_info_data_transfe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_s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_s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tion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tion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stem_area_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stem_area_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t_area_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t_area_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_of_fat_area_bl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_of_fat_area_bl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e_information_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e_information_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_of_file_information_bl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_of_file_information_bl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ume_ic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ume_ic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ve_area_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ve_area_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_of_save_area_bl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_of_save_area_bl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erved_for_execution_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erved_for_execution_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erved_for_execution_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erved_for_execution_fil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lock_read_data_transfer&lt;n&gt;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ock_data&lt;n&gt;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2"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5:50:35.143032746</meta:creation-date>
    <meta:generator>LibreOffice/7.5.6.2$Linux_X86_64 LibreOffice_project/50$Build-2</meta:generator>
    <dc:date>2024-05-21T18:36:00.817544011</dc:date>
    <meta:editing-duration>PT2H45M22S</meta:editing-duration>
    <meta:editing-cycles>7</meta:editing-cycles>
    <meta:document-statistic meta:table-count="1" meta:cell-count="47" meta:object-count="0"/>
  </office:meta>
</office:document-meta>
</file>